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FALCON PADILLA VERONICA MAGALY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MB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5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FALCON PADILLA VERONICA MAGALY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2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6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5T17:20:49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